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lider (LVGL)</text:h>
                    <text:list>
                        <text:list-item>
                            <text:h text:style-name="Heading_20_2" text:outline-level="2">Description</text:h>
                        </text:list-item>
                    </text:list>
                </text:list-item>
            </text:list>

            <text:p text:style-name="Standard">This Widget allows us to select one or two values from the list by moving the knob on the slider.</text:p><text:p text:style-name="Standard">More info (<text:a xlink:type="simple" xlink:href="https://docs.lvgl.io/8.3/widgets/core/slider.html" text:style-name="Internet_20_link" text:visited-style-name="Visited_20_Internet_20_Link">link</text:a>)</text:p>

            
                <text:list xml:id="list_Slider (LVGL)2" text:continue-numbering="true" text:continue-list="list_Slid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LVGL)4"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he minimum value that can be selected.</text:p>,
                                            <text:list xml:id="list_Slider (LVGL)5" text:continue-numbering="true" text:continue-list="list_Slider (LVGL)4"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he maximum value that can be selected.</text:p>,
                                            <text:list xml:id="list_Slider (LVGL)6" text:continue-numbering="true" text:continue-list="list_Slider (LVGL)5"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Slider mode options:</text:p>
                    <text:list xml:id="list_Slider (LVGL)7" text:style-name="List_20_1">
                        
                        <text:list-item>
                            <text:p text:style-name="List_20_1_20_End">
                                <text:span text:style-name="backtick">NORMAL</text:span> – A normal slider.
                            </text:p>
                            
                        </text:list-item>
                        
                    

                        <text:list-item>
                            <text:p text:style-name="List_20_1_20_End">
                                <text:span text:style-name="backtick">SYMMETRICAL</text:span> – Draw the indicator form the zero value to current value. Requires negative minimum range and positive maximum range.
                            </text:p>
                            
                        </text:list-item>
                        
                    

                        <text:list-item>
                            <text:p text:style-name="List_20_1_20_End">
                                <text:span text:style-name="backtick">RANGE</text:span> – Allows setting the start value (<text:span text:style-name="backtick">Value left</text:span> property) and end value (<text:span text:style-name="backtick">Value</text:span> property).
                            </text:p>
                            
                        </text:list-item>
                        
                    
                    </text:list>
                ,
                                            <text:list xml:id="list_Slider (LVGL)8" text:continue-numbering="true" text:continue-list="list_Slider (LVGL)6"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selected value on the slider. If <text:span text:style-name="backtick">RANGE</text:span> mode is selected then this is selected end value on the slider.</text:p>,
                                            <text:list xml:id="list_Slider (LVGL)9" text:continue-numbering="true" text:continue-list="list_Slider (LVGL)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text:span> can be variable in which the selected value will be stored.</text:p>,
                                            <text:list xml:id="list_Slider (LVGL)10" text:continue-numbering="true" text:continue-list="list_Slider (LVGL)9" text:style-name="Outline">
                                                <text:list-item>
                                                    <text:list>
                                                        <text:list-item>
                                                            <text:list>
                                                                <text:list-item>
                                                                    <text:h text:style-name="Heading_20_3" text:outline-level="3">
                                                                        Value left
                                                                        <text:s text:c="4"/>
                                                                        <text:span text:style-name="T2">EXPRESSION (integer)</text:span>
                                                                    </text:h>
                                                                </text:list-item>
                                                            </text:list>
                                                        </text:list-item>
                                                    </text:list>
                                                </text:list-item>
                                            </text:list>
                                            <text:p text:style-name="Standard">If <text:span text:style-name="backtick">RANGE</text:span> mode is selected then this is selected start value on the slider.</text:p>,
                                            <text:list xml:id="list_Slider (LVGL)11" text:continue-numbering="true" text:continue-list="list_Slider (LVGL)10" text:style-name="Outline">
                                                <text:list-item>
                                                    <text:list>
                                                        <text:list-item>
                                                            <text:list>
                                                                <text:list-item>
                                                                    <text:h text:style-name="Heading_20_3" text:outline-level="3">
                                                                        Value left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 left</text:span> can be variable in which the selected start value will be stored.</text:p>,
                                            <text:list xml:id="list_Slider (LVGL)12" text:continue-numbering="true" text:continue-list="list_Slider (LVGL)11" text:style-name="Outline">
                                                <text:list-item>
                                                    <text:list>
                                                        <text:list-item>
                                                            <text:list>
                                                                <text:list-item>
                                                                    <text:h text:style-name="Heading_20_3" text:outline-level="3">
                                                                        Enable animation
                                                                        <text:s text:c="4"/>
                                                                        <text:span text:style-name="T2">Boolean</text:span>
                                                                    </text:h>
                                                                </text:list-item>
                                                            </text:list>
                                                        </text:list-item>
                                                    </text:list>
                                                </text:list-item>
                                            </text:list>
                                            <text:p text:style-name="Standard">If enabled then value change will be animated. Duration of animation is controlled with the style property ("Miscellaneous" section) "Anim time" in LVGL 8.4 or "Anim duration" in LVGL 9.1.</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lider (LVGL)13" text:continue-numbering="true" text:continue-list="list_Slider (LVGL)12"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Slider (LVGL)14" text:continue-numbering="true" text:continue-list="list_Slider (LVGL)1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Slider (LVGL)15" text:continue-numbering="true" text:continue-list="list_Slider (LVGL)1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Slider (LVGL)1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LVGL)17" text:continue-numbering="true" text:continue-list="list_Slider (LVGL)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lider (LVGL)18" text:continue-numbering="true" text:continue-list="list_Slider (LVGL)1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lider (LVGL)1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lider (LVGL)20" text:continue-numbering="true" text:continue-list="list_Slider (LVGL)1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lider (LVGL)21" text:continue-numbering="true" text:continue-list="list_Slider (LVGL)2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lider (LVGL)2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lider (LVGL)23" text:continue-numbering="true" text:continue-list="list_Slider (LVGL)2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lider (LVGL)24" text:continue-numbering="true" text:continue-list="list_Slider (LVGL)2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lider (LVGL)2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lider (LVGL)26" text:continue-numbering="true" text:continue-list="list_Slider (LVGL)2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lider (LVGL)27" text:continue-numbering="true" text:continue-list="list_Slider (LVGL)2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lider (LVGL)2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Slider (LVGL)29" text:continue-numbering="true" text:continue-list="list_Slider (LVGL)27"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Slider (LVGL)30" text:continue-numbering="true" text:continue-list="list_Slider (LVGL)2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lider (LVGL)31" text:continue-numbering="true" text:continue-list="list_Slider (LVGL)3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lider (LVGL)32" text:continue-numbering="true" text:continue-list="list_Slider (LVGL)3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LVGL)33" text:continue-numbering="true" text:continue-list="list_Slider (LVGL)3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lider (LVGL)34" text:continue-numbering="true" text:continue-list="list_Slider (LVGL)3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lider (LVGL)35" text:continue-numbering="true" text:continue-list="list_Slider (LVGL)3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lider (LVGL)36" text:continue-numbering="true" text:continue-list="list_Slider (LVGL)3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lider (LVGL)37" text:continue-numbering="true" text:continue-list="list_Slider (LVGL)3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lider (LVGL)38" text:continue-numbering="true" text:continue-list="list_Slider (LVGL)3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lider (LVGL)39" text:continue-numbering="true" text:continue-list="list_Slider (LVGL)3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lider (LVGL)40" text:continue-numbering="true" text:continue-list="list_Slider (LVGL)3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lider (LVGL)41" text:continue-numbering="true" text:continue-list="list_Slider (LVGL)4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lider (LVGL)42" text:continue-numbering="true" text:continue-list="list_Slider (LVGL)4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lider (LVGL)43" text:continue-numbering="true" text:continue-list="list_Slider (LVGL)4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lider (LVGL)44" text:continue-numbering="true" text:continue-list="list_Slider (LVGL)4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lider (LVGL)45" text:continue-numbering="true" text:continue-list="list_Slider (LVGL)4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lider (LVGL)46" text:continue-numbering="true" text:continue-list="list_Slider (LVGL)4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lider (LVGL)47" text:continue-numbering="true" text:continue-list="list_Slider (LVGL)4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lider (LVGL)48" text:continue-numbering="true" text:continue-list="list_Slider (LVGL)4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lider (LVGL)49" text:continue-numbering="true" text:continue-list="list_Slider (LVGL)4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lider (LVGL)50" text:continue-numbering="true" text:continue-list="list_Slider (LVGL)4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lider (LVGL)51" text:continue-numbering="true" text:continue-list="list_Slider (LVGL)5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lider (LVGL)52" text:continue-numbering="true" text:continue-list="list_Slider (LVGL)5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lider (LVGL)53" text:continue-numbering="true" text:continue-list="list_Slider (LVGL)5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lider (LVGL)54" text:continue-numbering="true" text:continue-list="list_Slider (LVGL)5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lider (LVGL)55" text:continue-numbering="true" text:continue-list="list_Slider (LVGL)5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lider (LVGL)56" text:continue-numbering="true" text:continue-list="list_Slider (LVGL)5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lider (LVGL)5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lider (LVGL)58" text:continue-numbering="true" text:continue-list="list_Slider (LVGL)5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lider (LVGL)5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Slider (LVGL)60" text:continue-numbering="true" text:continue-list="list_Slider (LVGL)5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lider (LVGL)6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Slider (LVGL)62" text:continue-numbering="true" text:continue-list="list_Slider (LVGL)6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lider (LVGL)6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lider (LVGL)64" text:continue-numbering="true" text:continue-list="list_Slider (LVGL)6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lider (LVGL)65" text:continue-numbering="true" text:continue-list="list_Slider (LVGL)6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lider (LVGL)66" text:continue-numbering="true" text:continue-list="list_Slider (LVGL)6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lider (LVGL)67" text:continue-numbering="true" text:continue-list="list_Slider (LVGL)6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lider (LVGL)68" text:continue-numbering="true" text:continue-list="list_Slider (LVGL)6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lider (LVGL)69" text:continue-numbering="true" text:continue-list="list_Slider (LVGL)6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lider (LVGL)70" text:continue-numbering="true" text:continue-list="list_Slider (LVGL)6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LVGL)71" text:continue-numbering="true" text:continue-list="list_Slider (LVGL)7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lider (LVGL)7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LVGL)73" text:continue-numbering="true" text:continue-list="list_Slider (LVGL)7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lider (LVGL)74" text:continue-numbering="true" text:continue-list="list_Slider (LVGL)7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lider (LVGL)75" text:continue-numbering="true" text:continue-list="list_Slider (LVGL)7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lider (LVGL)3" text:continue-numbering="true" text:continue-list="list_Slider (LVGL)2" text:style-name="Outline">
                        <text:list-item>
                            <text:list>
                                <text:list-item>
                                    <text:h text:style-name="Heading_20_2" text:outline-level="2">Examples</text:h>
                                </text:list-item>
                            </text:list>
                        </text:list-item>
                    </text:list>
                    <text:p text:style-name="Standard"/>
                    
                    <text:list xml:id="list_Slider (LVGL)76"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